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Tugas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.</text:p>
          </table:table-cell>
          <table:table-cell office:value-type="string" calcext:value-type="string">
            <text:p>NIM</text:p>
          </table:table-cell>
          <table:table-cell office:value-type="string" calcext:value-type="string">
            <text:p>Nilai</text:p>
          </table:table-cell>
        </table:table-row>
        <table:table-row table:style-name="ro1">
          <table:table-cell/>
          <table:table-cell office:value-type="string" calcext:value-type="string">
            <text:p>041810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418100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string" calcext:value-type="string">
            <text:p>0418100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string" calcext:value-type="string">
            <text:p>0418100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0418100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string" calcext:value-type="string">
            <text:p>0418100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string" calcext:value-type="string">
            <text:p>0418100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0418100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string" calcext:value-type="string">
            <text:p>0418100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string" calcext:value-type="string">
            <text:p>041810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041810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418101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string" calcext:value-type="string">
            <text:p>0418101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string" calcext:value-type="string">
            <text:p>0418101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string" calcext:value-type="string">
            <text:p>0418101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041810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041810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41810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0418101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string" calcext:value-type="string">
            <text:p>0418102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0418102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0418102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string" calcext:value-type="string">
            <text:p>0418102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string" calcext:value-type="string">
            <text:p>0418102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string" calcext:value-type="string">
            <text:p>0418102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string" calcext:value-type="string">
            <text:p>0418102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string" calcext:value-type="string">
            <text:p>0418102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string" calcext:value-type="string">
            <text:p>0418102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string" calcext:value-type="string">
            <text:p>04181029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0418103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41810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418103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0418103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0418103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string" calcext:value-type="string">
            <text:p>0418103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041810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4181037</text:p>
          </table:table-cell>
          <table:table-cell/>
        </table:table-row>
        <table:table-row table:style-name="ro1" table:number-rows-repeated="1048536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fta Nur Farid</meta:initial-creator>
    <meta:creation-date>2019-09-19T09:59:29.701591870</meta:creation-date>
    <dc:date>2019-09-19T10:13:35.990874070</dc:date>
    <dc:creator>Mifta Nur Farid</dc:creator>
    <meta:editing-duration>PT3M6S</meta:editing-duration>
    <meta:editing-cycles>1</meta:editing-cycles>
    <meta:document-statistic meta:table-count="1" meta:cell-count="71" meta:object-count="0"/>
    <meta:generator>LibreOffice/6.0.7.3$Linux_X86_64 LibreOffice_project/00m0$Build-3</meta:generator>
  </office:meta>
</office:document-meta>
</file>